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a4d" officeooo:paragraph-rsid="00151a4d"/>
    </style:style>
    <style:style style:name="P2" style:family="paragraph" style:parent-style-name="Standard">
      <style:paragraph-properties fo:text-align="center" style:justify-single-word="false"/>
      <style:text-properties fo:font-size="16pt" officeooo:rsid="00151a4d" officeooo:paragraph-rsid="00151a4d" style:font-size-asian="16pt" style:font-size-complex="16pt"/>
    </style:style>
    <style:style style:name="P3" style:family="paragraph" style:parent-style-name="Standard">
      <style:text-properties officeooo:rsid="00161f0b" officeooo:paragraph-rsid="00161f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</text:p>
      <text:p text:style-name="P1"/>
      <text:p text:style-name="P1"/>
      <text:p text:style-name="P1"/>
      <text:p text:style-name="P3">1. Les algorithmes utilisés</text:p>
      <text:p text:style-name="P3"/>
      <text:p text:style-name="P3">Pour ce projet nous avons décidé de mettre en place 3 IA différentes.</text:p>
      <text:p text:style-name="P3"/>
      <text:p text:style-name="P3">La premièr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9:48:13.781475406</meta:creation-date>
    <dc:date>2017-06-12T17:38:51.336376140</dc:date>
    <meta:editing-duration>PT7H40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0" meta:character-count="122" meta:non-whitespace-character-count="104"/>
  </office:meta>
</office:document-meta>
</file>